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Raleway" svg:font-family="Raleway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ext_20_body" style:list-style-name="WWNum1" style:master-page-name="">
      <style:paragraph-properties fo:margin-top="0cm" fo:margin-bottom="0cm" style:line-height-at-least="0.635cm" fo:orphans="2" fo:widows="2" style:page-number="auto" fo:padding="0cm" fo:border="none" style:writing-mode="lr-tb"/>
      <style:text-properties fo:font-variant="normal" fo:text-transform="none" fo:color="#5a5a5a" style:font-name="Raleway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orphans="2" fo:widows="2" fo:text-indent="0cm" style:auto-text-indent="false" fo:padding="0cm" fo:border="none"/>
      <style:text-properties fo:font-variant="normal" fo:text-transform="none" fo:color="#5a5a5a" style:font-name="Raleway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left="-1.517cm" fo:margin-right="0cm" fo:margin-top="0cm" fo:margin-bottom="0cm" style:line-height-at-least="0.635cm" fo:orphans="2" fo:widows="2" fo:text-indent="0cm" style:auto-text-indent="false" fo:padding="0cm" fo:border="none" style:writing-mode="lr-tb"/>
      <style:text-properties fo:font-variant="normal" fo:text-transform="none" fo:color="#5a5a5a" style:font-name="Raleway" fo:font-size="10.5pt" fo:letter-spacing="normal" fo:font-style="normal" fo:font-weight="normal"/>
    </style:style>
    <style:style style:name="P5" style:family="paragraph" style:parent-style-name="List_20_Paragraph" style:list-style-name="WWNum1"/>
    <style:style style:name="P6" style:family="paragraph" style:parent-style-name="p1" style:list-style-name="WWNum1"/>
    <style:style style:name="T1" style:family="text">
      <style:text-properties fo:font-size="8.5pt" style:font-size-asian="8.5pt" style:font-size-complex="8.5pt"/>
    </style:style>
    <style:style style:name="T2" style:family="text">
      <style:text-properties fo:font-variant="normal" fo:text-transform="none" fo:color="#5a5a5a" style:font-name="Raleway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rmas en el Escape Room Búnker</text:p>
      <text:p text:style-name="Standard"/>
      <text:list xml:id="list1566728785822794500" text:style-name="WWNum1">
        <text:list-item>
          <text:p text:style-name="P5">Vais a entrar en un local de juego, debéis tener en cuenta las siguientes normas:</text:p>
        </text:list-item>
        <text:list-item>
          <text:p text:style-name="P5"/>
        </text:list-item>
        <text:list-item>
          <text:p text:style-name="P5">Está prohibida la entrada de personas bajo los efectos del alcohol o drogas.</text:p>
        </text:list-item>
        <text:list-item>
          <text:p text:style-name="P6"><text:span text:style-name="s1">No se puede entrar en las </text:span><text:span text:style-name="s1"><text:span text:style-name="T2"><text:s/>las habitaciones <text:s/>teléfonos moviles o aparatos electrónicos de grabación.</text:span></text:span></text:p>
        </text:list-item>
        <text:list-item>
          <text:p text:style-name="P6"><text:span text:style-name="s1">comprometo también a utilizar las instalaciones y los materiales de The Bunker Escape Room con</text:span></text:p>
        </text:list-item>
        <text:list-item>
          <text:p text:style-name="P6"><text:span text:style-name="s1">The Bunker Escape Room se reserva el derecho de exigir una indemnización</text:span></text:p>
        </text:list-item>
        <text:list-item>
          <text:p text:style-name="P6"><text:bookmark text:name="_GoBack"/></text:p>
        </text:list-item>
        <text:list-item>
          <text:p text:style-name="P2">está prohibido introducir y usar dentro de las habitaciones cualquier cosa que facilite el juego, tales como calculadores, bolígrafos, hojas de apuntes, destornilladores u objetos similares. Todo lo necesario para el juego el equipo de Xkapa lo facilitara dentro de las habitaciones</text:p>
        </text:list-item>
        <text:list-item>
          <text:p text:style-name="P5"/>
        </text:list-item>
        <text:list-item>
          <text:p text:style-name="P5">usuario se compromete a no transmitir, difundir o poner a disposición de terceros informaciones, datos, contenidos, mensajes, gráficos, dibujos, archivos de sonido y/o imagen, fotografías, grabaciones, software y, en general, cualquier clase de material q</text:p>
        </text:list-item>
      </text:list>
      <text:p text:style-name="Standard"/>
      <text:p text:style-name="Standard">Entre otras causas, para parar el juego o provocar una expulsión pueden ser las siguientes:</text:p>
      <text:list xml:id="list4126733924610679072" text:style-name="L1">
        <text:list-item>
          <text:p text:style-name="P4">I.</text:p>
        </text:list-item>
        <text:list-item>
          <text:p text:style-name="P3">Jugadores que hagan uso de la fuerza y toquen zonas marcadas como prohibidas, que previamente antes de entrar en la sala de juego el equipo de Xkapa les identifiquen como prohibidas a los jugadores.</text:p>
        </text:list-item>
        <text:list-item>
          <text:p text:style-name="P3">Alborotadores comprobados que manifiesten actitudes violentas y que provoquen o inciten a cualquier desorden en la sala.</text:p>
        </text:list-item>
      </text:list>
      <text:list xml:id="list37283241" text:continue-list="list1566728785822794500" text:style-name="WWNum1">
        <text:list-item>
          <text:p text:style-name="P5"/>
        </text:list-item>
        <text:list-item>
          <text:p text:style-name="P5"/>
        </text:list-item>
      </text:list>
      <text:p text:style-name="Standard">Deben firmar todos los jugadores, los menores de edad solo hace falta que pongan su nombre.</text:p>
      <text:p text:style-name="Standard"/>
      <text:p text:style-name="Standard">Nombre y apellidos<text:tab/>DNI <text:tab/>correo electrónico<text:tab/>Firma</text:p>
      <text:p text:style-name="Standard"/>
      <text:p text:style-name="Standard"/>
      <text:p text:style-name="Standard"/>
      <text:p text:style-name="Standard">Autorizo a Búnker Ocio y Entretenimiento S.L. a utilizar las imágenes….</text:p>
      <text:p text:style-name="Standard"/>
      <text:p text:style-name="Standard">Autorizo a mandar información por correo electrónico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Raleway" svg:font-family="Raleway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1" style:family="paragraph" style:parent-style-name="Standard" style:default-outline-level="" style:list-style-name="">
      <style:text-properties fo:color="#000000" style:font-name="Helvetica Neue" fo:font-size="8.5pt" style:font-size-asian="8.5pt" style:font-name-complex="Times New Roman" style:font-size-complex="8.5pt"/>
    </style:style>
    <style:style style:name="Default_20_Paragraph_20_Font" style:display-name="Default Paragraph Font" style:family="text"/>
    <style:style style:name="s1" style:family="text" style:parent-style-name="Default_20_Paragraph_20_Font">
      <style:text-properties style:font-name="Helvetica Ne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Sinovas González</meta:initial-creator>
    <meta:editing-cycles>5</meta:editing-cycles>
    <meta:creation-date>2019-09-11T11:35:00</meta:creation-date>
    <dc:date>2019-09-18T17:08:06.14</dc:date>
    <meta:editing-duration>PT18S</meta:editing-duration>
    <meta:generator>OpenOffice/4.1.5$Win32 OpenOffice.org_project/415m1$Build-9789</meta:generator>
    <meta:document-statistic meta:table-count="0" meta:image-count="0" meta:object-count="0" meta:page-count="1" meta:paragraph-count="16" meta:word-count="271" meta:character-count="1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